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Text_20_body">
      <style:text-properties officeooo:rsid="0073c62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756aa0"/>
    </style:style>
    <style:style style:name="T2" style:family="text">
      <style:text-properties officeooo:rsid="0077614f"/>
    </style:style>
    <style:style style:name="T3" style:family="text">
      <style:text-properties officeooo:rsid="0077d5fc"/>
    </style:style>
    <style:style style:name="T4" style:family="text">
      <style:text-properties officeooo:rsid="0079b37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<text:span text:style-name="T1">PINS </text:span>library<text:bookmark-end text:name="__RefHeading___Toc3317_2360898907"/></text:p>
      <text:p text:style-name="P5"><text:span text:style-name="T4">Generic interface to hardware specific IO</text:span>.</text:p>
      <text:p text:style-name="P3"><text:span text:style-name="T3">26</text:span>.<text:span text:style-name="T4">3</text:span>.20<text:span text:style-name="T4">20</text:span>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6T20:25:09.009949777</dc:date>
    <meta:editing-duration>PT2H2M41S</meta:editing-duration>
    <meta:editing-cycles>89</meta:editing-cycles>
    <meta:generator>LibreOffice/6.2.4.2$Linux_X86_64 LibreOffice_project/20$Build-2</meta:generator>
    <meta:document-statistic meta:table-count="0" meta:image-count="0" meta:object-count="0" meta:page-count="1" meta:paragraph-count="5" meta:word-count="16" meta:character-count="113" meta:non-whitespace-character-count="101"/>
  </office:meta>
</office:document-meta>
</file>